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b91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b91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b91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b91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b91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b91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b91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b91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b91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b91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b91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b91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b91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b91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b91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b91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b91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esús Andrés González Pé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3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14030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Pablo Josè  González Ma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90317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5.5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3" meta:non-whitespace-character-count="1003"/>
    <meta:template xlink:type="simple" xlink:actuate="onRequest" xlink:title="Normal" xlink:href=""/>
  </office:meta>
</office:document-meta>
</file>